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86bf" officeooo:paragraph-rsid="001786bf"/>
    </style:style>
    <style:style style:name="P2" style:family="paragraph" style:parent-style-name="Standard">
      <style:text-properties officeooo:rsid="0017adb5" officeooo:paragraph-rsid="0017adb5"/>
    </style:style>
    <style:style style:name="P3" style:family="paragraph" style:parent-style-name="Standard">
      <style:text-properties officeooo:rsid="0017adb5" officeooo:paragraph-rsid="001a9e26"/>
    </style:style>
    <style:style style:name="P4" style:family="paragraph" style:parent-style-name="Standard">
      <style:text-properties officeooo:rsid="0017adb5" officeooo:paragraph-rsid="001ad8f3"/>
    </style:style>
    <style:style style:name="P5" style:family="paragraph" style:parent-style-name="Standard">
      <style:text-properties officeooo:rsid="001ad8f3" officeooo:paragraph-rsid="001ad8f3"/>
    </style:style>
    <style:style style:name="P6" style:family="paragraph" style:parent-style-name="Standard">
      <style:text-properties officeooo:rsid="001ad8f3" officeooo:paragraph-rsid="001da7eb"/>
    </style:style>
    <style:style style:name="P7" style:family="paragraph" style:parent-style-name="Standard">
      <style:text-properties officeooo:rsid="001cc5ee" officeooo:paragraph-rsid="001da7eb"/>
    </style:style>
    <style:style style:name="P8" style:family="paragraph" style:parent-style-name="Standard">
      <style:text-properties officeooo:paragraph-rsid="001da7eb"/>
    </style:style>
    <style:style style:name="P9" style:family="paragraph" style:parent-style-name="Standard">
      <style:text-properties officeooo:rsid="001df92d" officeooo:paragraph-rsid="001df92d"/>
    </style:style>
    <style:style style:name="P10" style:family="paragraph" style:parent-style-name="Standard">
      <style:text-properties officeooo:rsid="001ed218" officeooo:paragraph-rsid="001ee87d"/>
    </style:style>
    <style:style style:name="P11" style:family="paragraph" style:parent-style-name="Standard">
      <style:text-properties officeooo:rsid="002178bc" officeooo:paragraph-rsid="002178bc"/>
    </style:style>
    <style:style style:name="P12" style:family="paragraph" style:parent-style-name="Standard">
      <style:text-properties style:font-name="Liberation Sans1" fo:font-size="18pt" fo:font-weight="bold" style:font-name-asian="Lohit Devanagari" style:font-size-asian="18pt" style:font-weight-asian="bold"/>
    </style:style>
    <style:style style:name="P13" style:family="paragraph" style:parent-style-name="Standard">
      <style:text-properties officeooo:rsid="001a9e26" officeooo:paragraph-rsid="001ad8f3"/>
    </style:style>
    <style:style style:name="P14" style:family="paragraph" style:parent-style-name="Standard" style:list-style-name="L1">
      <style:text-properties officeooo:paragraph-rsid="001da7eb"/>
    </style:style>
    <style:style style:name="P15" style:family="paragraph" style:parent-style-name="Standard" style:list-style-name="L1">
      <style:text-properties officeooo:rsid="001da7eb" officeooo:paragraph-rsid="001da7eb"/>
    </style:style>
    <style:style style:name="P16" style:family="paragraph" style:parent-style-name="Standard">
      <style:text-properties officeooo:rsid="001da7eb" officeooo:paragraph-rsid="001da7eb"/>
    </style:style>
    <style:style style:name="P17" style:family="paragraph" style:parent-style-name="Standard" style:list-style-name="L1">
      <style:text-properties officeooo:rsid="001b844e" officeooo:paragraph-rsid="001da7eb"/>
    </style:style>
    <style:style style:name="P18" style:family="paragraph" style:parent-style-name="Standard" style:list-style-name="L2">
      <style:text-properties officeooo:rsid="001df92d" officeooo:paragraph-rsid="001df92d"/>
    </style:style>
    <style:style style:name="P19" style:family="paragraph" style:parent-style-name="Standard">
      <style:text-properties officeooo:rsid="001ee87d" officeooo:paragraph-rsid="001ee87d"/>
    </style:style>
    <style:style style:name="P20" style:family="paragraph" style:parent-style-name="Standard">
      <style:text-properties officeooo:rsid="0020cdf8" officeooo:paragraph-rsid="001ee87d"/>
    </style:style>
    <style:style style:name="P21" style:family="paragraph" style:parent-style-name="Standard">
      <style:text-properties officeooo:rsid="0020cdf8" officeooo:paragraph-rsid="0023748f"/>
    </style:style>
    <style:style style:name="P22" style:family="paragraph" style:parent-style-name="Standard">
      <style:text-properties officeooo:rsid="001ed218" officeooo:paragraph-rsid="001ee87d"/>
    </style:style>
    <style:style style:name="P23" style:family="paragraph" style:parent-style-name="Standard">
      <style:text-properties officeooo:rsid="002178bc" officeooo:paragraph-rsid="002178bc"/>
    </style:style>
    <style:style style:name="P24" style:family="paragraph" style:parent-style-name="Standard">
      <style:text-properties officeooo:rsid="0023d76e" officeooo:paragraph-rsid="0023d76e"/>
    </style:style>
    <style:style style:name="P25" style:family="paragraph" style:parent-style-name="Standard">
      <style:text-properties officeooo:rsid="00250028" officeooo:paragraph-rsid="00250028"/>
    </style:style>
    <style:style style:name="P26" style:family="paragraph" style:parent-style-name="Standard">
      <style:text-properties officeooo:rsid="0025f419" officeooo:paragraph-rsid="0025f419"/>
    </style:style>
    <style:style style:name="T1" style:family="text">
      <style:text-properties style:font-name="Liberation Sans1" fo:font-size="18pt" fo:font-weight="bold" style:font-name-asian="Lohit Devanagari" style:font-size-asian="18pt" style:font-weight-asian="bold"/>
    </style:style>
    <style:style style:name="T2" style:family="text">
      <style:text-properties style:font-name="Liberation Sans1" fo:font-size="18pt" fo:font-weight="bold" officeooo:rsid="0015ca96" style:font-name-asian="Lohit Devanagari" style:font-size-asian="18pt" style:font-weight-asian="bold"/>
    </style:style>
    <style:style style:name="T3" style:family="text">
      <style:text-properties officeooo:rsid="0017adb5"/>
    </style:style>
    <style:style style:name="T4" style:family="text">
      <style:text-properties officeooo:rsid="0019ad23"/>
    </style:style>
    <style:style style:name="T5" style:family="text">
      <style:text-properties officeooo:rsid="001b844e"/>
    </style:style>
    <style:style style:name="T6" style:family="text">
      <style:text-properties officeooo:rsid="001da7eb"/>
    </style:style>
    <style:style style:name="T7" style:family="text">
      <style:text-properties officeooo:rsid="001ed218"/>
    </style:style>
    <style:style style:name="T8" style:family="text">
      <style:text-properties officeooo:rsid="001ee87d"/>
    </style:style>
    <style:style style:name="T9" style:family="text">
      <style:text-properties officeooo:rsid="002178bc"/>
    </style:style>
    <style:style style:name="T10" style:family="text">
      <style:text-properties officeooo:rsid="0023748f"/>
    </style:style>
    <style:style style:name="T11" style:family="text">
      <style:text-properties officeooo:rsid="0023d76e"/>
    </style:style>
    <style:style style:name="T12" style:family="text">
      <style:text-properties officeooo:rsid="002500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За что нам это наказание? Анализ штрафных. Часть </text:span><text:span text:style-name="T2">2</text:span><text:span text:style-name="T1">.</text:span></text:p>
      <text:p text:style-name="P12"/>
      <text:p text:style-name="P1">На чём закончилась предыдущая часть: <text:span text:style-name="T3">Стефен Карри забил 100% штрафных бросков в сезоне 2019-2020, тогда как сезоном ранее его точность с линии была 91.6% (263 из 287). Действительно ли он стал бросать ешё лучше?</text:span></text:p>
      <text:p text:style-name="P2"/>
      <text:p text:style-name="P3">Разница в 8.4 процентных пункта (в данном случае правильнее говорить именно так, хотя это и даёт +10 к занудству) <text:span text:style-name="T4">выглядит</text:span> очень существенн<text:span text:style-name="T4">ой. Разве можно сомневаться в таком очевидном прогрессе? Проведём мысленный эксперимент (повышаем градус занудства): если бы Карри бросил и попал за прошлый сезон всего 1 штрафной, было бы это так же убедительно? Очевидно, что нет. А если бы было 500 из 500 (харденовские объёмы, но не качество)? <text:s/>Вот это уже железное доказательство выхода на новый уровень! В действительности Стефен исполнил 26 из 26, т.е. где-то между полным отрицанием и полной уверенностью в улучшение броска. </text:span></text:p>
      <text:p text:style-name="P3"/>
      <text:p text:style-name="P13">Чтобы понять, куда именно отнести эти «26/26» понадобится более точный, чем интуиция, инструмент — проверка статистических гипотез (ни шагу назад по лестнице скукотищи).</text:p>
      <text:p text:style-name="P4">https://files.explosm.net/comics/Rob/statistics.png <text:s/></text:p>
      <text:p text:style-name="P4"/>
      <text:p text:style-name="P6">Цель таких проверок — определить статистическую значимость, т.е. меру уверенности в том, что результат не является случайным (или следствием систематических ошибок). <text:span text:style-name="T5">Например, могло ли так случайно получиться, что точность у игрока как была на уровне 91.6%, так там и осталась, а попал он 1 из 1 за сезон? Конечно могло! Даже Андре Драммонд из сезона 2015-16 с точностью 35.5% мог случайно попасть 1 из 1. Кстати Андре в том сезоне вставал на линию 586 раз, включая 36 (точен в 13 из них) в январском матче против «Хьюстона» (</text:span><text:a xlink:type="simple" xlink:href="https://www.espn.com/nba/recap?gameId=400828522" text:style-name="Internet_20_link" text:visited-style-name="Visited_20_Internet_20_Link"><text:span text:style-name="T5">https://www.espn.com/nba/recap?gameId=400828522</text:span></text:a><text:span text:style-name="T5">):</text:span></text:p>
      <text:list xml:id="list2905739798" text:style-name="L1">
        <text:list-item>
          <text:p text:style-name="P15">рекорд франшизы по брошенным штрафным</text:p>
        </text:list-item>
        <text:list-item>
          <text:p text:style-name="P17">рекорд лиги по промазанным <text:span text:style-name="T10">штрафным</text:span></text:p>
        </text:list-item>
        <text:list-item>
          <text:p text:style-name="P17">своеобразный памятник цифровому баскетболу («Рокетс» тогда таки проиграли «Пистонс»<text:span text:style-name="T10">)</text:span></text:p>
        </text:list-item>
        <text:list-item>
          <text:p text:style-name="P14"><text:span text:style-name="T6">один из могильных камней для тактики хак-а-шак (</text:span><text:a xlink:type="simple" xlink:href="https://en.wikipedia.org/wiki/Hack-a-Shaq#Andre_Drummond" text:style-name="Internet_20_link" text:visited-style-name="Visited_20_Internet_20_Link"><text:span text:style-name="T6">https://en.wikipedia.org/wiki/Hack-a-Shaq#Andre_Drummond</text:span></text:a><text:span text:style-name="T6">), с которой лига начала активно бороться уже через год</text:span></text:p>
        </text:list-item>
      </text:list>
      <text:p text:style-name="P8"/>
      <text:p text:style-name="P7">Случайный факт: на фото из википедии Драммонд явно бросает штрафной https://commons.wikimedia.org/wiki/File:Andre_Drummond_vs_Wizards_2014.jpg#/media/File:Andre_Drummond_vs_Wizards_2014.jpg</text:p>
      <text:list xml:id="list190314148422052" text:continue-numbering="true" text:style-name="L1">
        <text:list-header>
          <text:p text:style-name="P14"/>
        </text:list-header>
      </text:list>
      <text:p text:style-name="P16">А можно ли в тех же условиях забить 500 из 500? Нет! Точнее, это слишком маловероятно и значит точность игрока действительно выросла.</text:p>
      <text:p text:style-name="P8"/>
      <text:p text:style-name="P9"><text:span text:style-name="T7">Ч</text:span>тобы проверить насколько убедительны «26/26», я (не вполне правомочно) <text:span text:style-name="T10">применил</text:span> двухвыборочный Z-тест пропорций, который используют нормальное приближение биномиального распределения. У неподготовленного читателя здесь есть 2 основных опции:</text:p>
      <text:list xml:id="list2611380873" text:style-name="L2">
        <text:list-item>
          <text:p text:style-name="P18">пойти и разобраться, что это за тест</text:p>
        </text:list-item>
        <text:list-item>
          <text:p text:style-name="P18">просто испытывать чувство гордности за то, что читаешь текст с такими <text:span text:style-name="T12">формулировками и не закрываешь в панике вкладку<text:line-break/>(автор и сам где-то ближе ко второму варианту)</text:span> </text:p>
        </text:list-item>
      </text:list>
      <text:p text:style-name="P5"/>
      <text:p text:style-name="P10">Итак, на уровне p=0.05 тест не выявил значимой разницы между пропорциями <text:s/><text:span text:style-name="T3">263/287 </text:span>и 26/26. <text:span text:style-name="T8">Другими словами: ситуация, когда точность Карри на самом деле не изменилась и </text:span><text:soft-page-break/><text:span text:style-name="T8">просто так выпало, что он не промахнулся ни разу, не слишком удивительна. Или ещё по-другому: у нас нет достаточных оснований считать, что Стефен стал лучше бросать с линии в сравнении с предыдущим сезоном.</text:span></text:p>
      <text:p text:style-name="P10"/>
      <text:p text:style-name="P21">Как нужно было <text:span text:style-name="T10">бросать</text:span> защитнику «Голден Стейт», чтобы получилась значимая разница? — хотя бы 43 раза и все без промаха. Так что, если бы не травмы Карри и непопадание «Уорриорз» в «пузырь», <text:span text:style-name="T9">знали бы точнее.</text:span></text:p>
      <text:p text:style-name="P10"/>
      <text:p text:style-name="P19">На этом графике <text:span text:style-name="T12">чёрным</text:span> отмечено, когда изменение в проценте попадания <text:span text:style-name="T11">(сравниваются только соседние сезоны)</text:span> было значимым:</text:p>
      <text:p text:style-name="P20"/>
      <text:p text:style-name="P25">Да-да, все остальные изменения могли бы быть объяснены простой случайностью.</text:p>
      <text:p text:style-name="P25"/>
      <text:p text:style-name="P11">Заключение</text:p>
      <text:p text:style-name="P11"/>
      <text:p text:style-name="P24">Когда игрок в одном сезоне попадал <text:span text:style-name="T12">88% штрафных, а в следующем 93%, так и хочется сказать: «Вот же человек потренировался и стал лучше бросать». И очень часто такое замечание будет слишком поспешным.</text:span></text:p>
      <text:p text:style-name="P11"/>
      <text:p text:style-name="P11">Вопреки расхожей фразе, статистика не врёт. Она просто чертовски запутывает. Причём почти всех: люди так устроены, что многие статистические выводы выглядят совершенно контринтутивно. </text:p>
      <text:p text:style-name="P11"/>
      <text:p text:style-name="P26">Упражнение на дом: понять, что не так с этой новостью https://www.sports.ru/basketball/1087391643.html.</text:p>
      <text:p text:style-name="P19"><text:s/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29T19:03:12.502679466</dc:date>
    <meta:editing-duration>PT3H35M34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25" meta:word-count="570" meta:character-count="4046" meta:non-whitespace-character-count="3495"/>
  </office:meta>
</office:document-meta>
</file>